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1AF4D31745EA20C36CA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1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420e" style:text-underline-style="solid" style:text-underline-width="bold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420e" style:text-underline-style="solid" style:text-underline-width="bold" style:text-underline-color="font-color" fo:font-weight="bold" style:font-weight-asian="bold" style:font-weight-complex="bold"/>
    </style:style>
    <style:style style:name="T1" style:family="text">
      <style:text-properties fo:color="#ff420e" style:text-underline-style="solid" style:text-underline-width="bold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6cm" svg:height="24.6cm" svg:x="1cm" svg:y="2.7cm">
          <draw:image xlink:href="Pictures/10000000000001C2000001AF4D31745EA20C36CA.gif" xlink:type="simple" xlink:show="embed" xlink:actuate="onLoad" loext:mime-type="image/gif">
            <text:p/>
          </draw:image>
        </draw:frame>
        <draw:frame draw:style-name="gr2" draw:text-style-name="P3" draw:layer="layout" svg:width="3.7cm" svg:height="1.673cm" svg:x="6.9cm" svg:y="7.327cm">
          <draw:text-box>
            <text:p text:style-name="P2"><text:span text:style-name="T1">Hokkaido</text:span></text:p>
          </draw:text-box>
        </draw:frame>
        <draw:line draw:style-name="gr3" draw:text-style-name="P1" draw:layer="layout" svg:x1="10.2cm" svg:y1="7.9cm" svg:x2="13.2cm" svg:y2="7.7cm">
          <text:p/>
        </draw:line>
        <draw:frame draw:style-name="gr4" draw:text-style-name="P3" draw:layer="layout" svg:width="3.1cm" svg:height="1.126cm" svg:x="9.6cm" svg:y="12.5cm">
          <draw:text-box>
            <text:p text:style-name="P2"><text:span text:style-name="T1">Honshu</text:span></text:p>
          </draw:text-box>
        </draw:frame>
        <draw:line draw:style-name="gr3" draw:text-style-name="P1" draw:layer="layout" svg:x1="10.5cm" svg:y1="13.5cm" svg:x2="11.451cm" svg:y2="16.307cm">
          <text:p/>
        </draw:line>
        <draw:frame draw:style-name="gr5" draw:text-style-name="P3" draw:layer="layout" svg:width="3.2cm" svg:height="0.962cm" svg:x="5.7cm" svg:y="25cm">
          <draw:text-box>
            <text:p text:style-name="P2"><text:span text:style-name="T1">Shikoku</text:span></text:p>
          </draw:text-box>
        </draw:frame>
        <draw:line draw:style-name="gr3" draw:text-style-name="P1" draw:layer="layout" svg:x1="7.2cm" svg:y1="25.1cm" svg:x2="6.9cm" svg:y2="22.8cm">
          <text:p/>
        </draw:line>
        <draw:frame draw:style-name="gr6" draw:text-style-name="P3" draw:layer="layout" svg:width="3.6cm" svg:height="0.975cm" svg:x="1.3cm" svg:y="19.2cm">
          <draw:text-box>
            <text:p text:style-name="P2"><text:span text:style-name="T1">Kyushu</text:span></text:p>
          </draw:text-box>
        </draw:frame>
        <draw:line draw:style-name="gr3" draw:text-style-name="P1" draw:layer="layout" svg:x1="2.5cm" svg:y1="20.3cm" svg:x2="3.9cm" svg:y2="21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2-08-22T19:21:05.409000000</dc:date>
    <meta:editing-duration>PT9M33S</meta:editing-duration>
    <meta:editing-cycles>2</meta:editing-cycles>
    <meta:generator>LibreOffice/6.4.1.2$Windows_X86_64 LibreOffice_project/4d224e95b98b138af42a64d84056446d09082932</meta:generator>
    <meta:document-statistic meta:object-count="9"/>
  </office:meta>
</office:document-meta>
</file>